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a7f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a7f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a7f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a7f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a7f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a7f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a7f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a7f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a7f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a7f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a7f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a7f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a7f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a7f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a7f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a7f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a7f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Tatiana Sofia Salazar Sulbará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aroní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5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6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galys Coromoto Sulbarán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7269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8.8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2" meta:non-whitespace-character-count="1005"/>
    <meta:template xlink:type="simple" xlink:actuate="onRequest" xlink:title="Normal" xlink:href=""/>
  </office:meta>
</office:document-meta>
</file>